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1" style:family="paragraph" style:parent-style-name="Standard" style:list-style-name="L1">
      <style:text-properties style:font-name="Arial" fo:font-size="16pt" style:font-size-asian="16pt" style:font-size-complex="16pt"/>
    </style:style>
    <style:style style:name="P32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90490943372342408" text:style-name="L1">
        <text:list-item>
          <text:p text:style-name="P31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31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</text:p>
            <text:p text:style-name="P19"><text:soft-page-break/>וַיַּעֲבֹר וְאָשֵׁם</text:p>
            <text:p text:style-name="P19"><text:s/>זוּ כֹחוֹ לֵאלֹהוֹ</text:p>
          </table:table-cell>
          <table:table-cell table:style-name="表86.B1" office:value-type="string">
            <text:p text:style-name="P20">at that time / to change / spirit / </text:p>
            <text:p text:style-name="P20"/>
            <text:p text:style-name="P20"/>
            <text:p text:style-name="P20"><text:soft-page-break/>and to cross over / and to be guilty</text:p>
            <text:p text:style-name="P20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</text:p>
            <text:p text:style-name="P19">מִקֶּדֶם יְהוָה אֱלֹהַי קְדֹשִׁי לֹא נָמוּת יְהוָה לְמִשְׁפָּט שַׂמְתּוֹ </text:p>
            <text:p text:style-name="P19">וְצוּר לְהוֹכִיחַ </text:p>
            <text:p text:style-name="P19">יְסַדְתּוֹ</text:p>
          </table:table-cell>
          <table:table-cell table:style-name="表87.B1" office:value-type="string">
            <text:p text:style-name="P20">who,where not / thou</text:p>
            <text:p text:style-name="P20"/>
            <text:p text:style-name="P20">from before / jehovah / my gods</text:p>
            <text:p text:style-name="P20"/>
            <text:p text:style-name="P20">my sacred / not die / jehovah</text:p>
            <text:p text:style-name="P20"/>
            <text:p text:style-name="P20">towards verdict / to put him</text:p>
            <text:p text:style-name="P20"/>
            <text:p text:style-name="P20">and an edge / towards to be right</text:p>
            <text:p text:style-name="P20"/>
            <text:p text:style-name="P20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>טְהוֹר עֵינַיִם מֵרְאוֹת</text:p>
            <text:p text:style-name="P19"><text:soft-page-break/><text:s/>רָע וְהַבִּיט אֶל־עָמָל לֹא תוּכָל לָמָּה</text:p>
            <text:p text:style-name="P19"><text:s/>תַבִּיט בּוֹגְדִים תַּחֲרִישׁ בְּבַלַּע רָשָׁע</text:p>
            <text:p text:style-name="P19"><text:s/>צַדִּיק מִמֶּנּוּ</text:p>
          </table:table-cell>
          <table:table-cell table:style-name="表88.B1" office:value-type="string">
            <text:p text:style-name="P20">purity / eyes / from to see</text:p>
            <text:p text:style-name="P20"/>
            <text:p text:style-name="P20"/>
            <text:p text:style-name="P20"><text:soft-page-break/>evil / and to regard / with – toil</text:p>
            <text:p text:style-name="P20"/>
            <text:p text:style-name="P20">not / be able / towards what ?</text:p>
            <text:p text:style-name="P20"/>
            <text:p text:style-name="P20">to regard / to pillage / to let alone</text:p>
            <text:p text:style-name="P20"/>
            <text:p text:style-name="P20">in to destroy / a bad person</text:p>
            <text:p text:style-name="P20"/>
            <text:p text:style-name="P20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>וַתַּעֲשֶׂה אָדָם כִּדְגֵי </text:p>
            <text:p text:style-name="P19">הַיָּם כְּרֶמֶשׂ לֹא־מֹשֵׁל בּוֹ</text:p>
          </table:table-cell>
          <table:table-cell table:style-name="表89.B1" office:value-type="string">
            <text:p text:style-name="P20">and to do,make / men / like fish</text:p>
            <text:p text:style-name="P20"/>
            <text:p text:style-name="P20">river / like a reptile / not – to rule</text:p>
            <text:p text:style-name="P20"/>
            <text:p text:style-name="P20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>כֻּלֹּה בְּחַכָּה הֵעֲלָה <text:soft-page-break/>יְגֹרֵהוּ בְחֶרְמוֹ </text:p>
            <text:p text:style-name="P19">וְיַאַסְפֵהוּ </text:p>
            <text:p text:style-name="P19">בְּמִכְמַרְתּוֹ עַל־כֵּן </text:p>
            <text:p text:style-name="P19">יִשְׂמַח וְיָגִיל</text:p>
          </table:table-cell>
          <table:table-cell table:style-name="表90.B1" office:value-type="string">
            <text:p text:style-name="P20">all of them / in a hook / to ascend</text:p>
            <text:p text:style-name="P20"/>
            <text:p text:style-name="P20"/>
            <text:p text:style-name="P20"><text:soft-page-break/>and to drag it / in his nest</text:p>
            <text:p text:style-name="P20"/>
            <text:p text:style-name="P20">and to gather them</text:p>
            <text:p text:style-name="P20"/>
            <text:p text:style-name="P20">in their net / upon – rightly</text:p>
            <text:p text:style-name="P20"/>
            <text:p text:style-name="P20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>עַל־כֵּן יְזַבֵּחַ </text:p>
            <text:p text:style-name="P19">לְחֶרְמוֹ וִיקַטֵּר לְמִכְמַרְתּוֹ כִּי </text:p>
            <text:p text:style-name="P19">בָהֵמָּה שָׁמֵן חֶלְקוֹ וּמַאֲכָלוֹ בְּרִאָה</text:p>
          </table:table-cell>
          <table:table-cell table:style-name="表91.B1" office:value-type="string">
            <text:p text:style-name="P20">upon – rightly / to slaughter</text:p>
            <text:p text:style-name="P20"/>
            <text:p text:style-name="P20">towards their net / and to smoke</text:p>
            <text:p text:style-name="P20"/>
            <text:p text:style-name="P20">towards their net / for</text:p>
            <text:p text:style-name="P20"/>
            <text:p text:style-name="P20">by them / rich / their allotment</text:p>
            <text:p text:style-name="P20"/>
            <text:p text:style-name="P20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>הַעַל כֵּן יָרִיק</text:p>
            <text:p text:style-name="P19"><text:soft-page-break/><text:s/>חֶרְמוֹ וְתָמִיד </text:p>
            <text:p text:style-name="P19">לַהֲרֹג גּוֹיִם</text:p>
            <text:p text:style-name="P19"><text:s/>לֹא יַחְמוֹל ס</text:p>
          </table:table-cell>
          <table:table-cell table:style-name="表92.B1" office:value-type="string">
            <text:p text:style-name="P20">the above / justly / empty</text:p>
            <text:p text:style-name="P20"/>
            <text:p text:style-name="P20"><text:soft-page-break/></text:p>
            <text:p text:style-name="P20">their net / and to stretch</text:p>
            <text:p text:style-name="P20"/>
            <text:p text:style-name="P20">towards to smite / Gentile</text:p>
            <text:p text:style-name="P20"/>
            <text:p text:style-name="P20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>עַל־מִשְׁמַרְתִּי אֶעֱמֹדָה וְאֶתְיַצְּבָה עַל־מָצוֹר</text:p>
            <text:p text:style-name="P19"><text:s/>וַאֲצַפֶּה לִרְאוֹת</text:p>
            <text:p text:style-name="P19"><text:s/>מַה־יְדַבֶּר־בִּי </text:p>
            <text:p text:style-name="P19">וּמָה אָשִׁיב</text:p>
            <text:p text:style-name="P19"><text:s/>עַל־תּוֹכַחְתִּי</text:p>
          </table:table-cell>
          <table:table-cell table:style-name="表93.B1" office:value-type="string">
            <text:p text:style-name="P20">upon – my duty / to stand</text:p>
            <text:p text:style-name="P20"/>
            <text:p text:style-name="P20">and to place / upon – a mound</text:p>
            <text:p text:style-name="P20"/>
            <text:p text:style-name="P20">and to peer into / towards to see</text:p>
            <text:p text:style-name="P20"/>
            <text:p text:style-name="P20">what,why ? - to speak – towards me</text:p>
            <text:p text:style-name="P20">and what ? / to turn back</text:p>
            <text:p text:style-name="P20"/>
            <text:p text:style-name="P20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9">וַיַּעֲנֵנִי יְהוָה </text:p>
            <text:p text:style-name="P19"><text:soft-page-break/>וַיֹּאמֶר כְּתוֹב חָזוֹן </text:p>
            <text:p text:style-name="P19">וּבָאֵר עַל־הַלֻּחוֹת </text:p>
            <text:p text:style-name="P19">לְמַעַן יָרוּץ קוֹרֵא </text:p>
            <text:p text:style-name="P19">בוֹ</text:p>
          </table:table-cell>
          <table:table-cell table:style-name="表94.B1" office:value-type="string">
            <text:p text:style-name="P20">and to pay attention / jehovah</text:p>
            <text:p text:style-name="P20"/>
            <text:p text:style-name="P20"><text:soft-page-break/>and to say / to write / a dream</text:p>
            <text:p text:style-name="P20"/>
            <text:p text:style-name="P20">and to engrave / upon the tablet</text:p>
            <text:p text:style-name="P20"/>
            <text:p text:style-name="P20">in order that / to run / to call out</text:p>
            <text:p text:style-name="P20"/>
            <text:p text:style-name="P20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9">כִּי עוֹד חָזוֹן </text:p>
            <text:p text:style-name="P19">לַמּוֹעֵד</text:p>
            <text:p text:style-name="P19"><text:s/>וְיָפֵחַ לַקֵּץ</text:p>
            <text:p text:style-name="P19"><text:s/>וְלֹא יְכַזֵּב אִם־יִתְמַהְמָהּ </text:p>
            <text:p text:style-name="P19">חַכֵּה־לוֹ </text:p>
            <text:p text:style-name="P19">כִּי־בֹא יָבֹא</text:p>
            <text:p text:style-name="P19"><text:s/>לֹא יְאַחֵר</text:p>
          </table:table-cell>
          <table:table-cell table:style-name="表95.B1" office:value-type="string">
            <text:p text:style-name="P20">for / still,more / a dream</text:p>
            <text:p text:style-name="P20"/>
            <text:p text:style-name="P20">towards appointment</text:p>
            <text:p text:style-name="P20"/>
            <text:p text:style-name="P20">and to utter / towards extremity</text:p>
            <text:p text:style-name="P20"/>
            <text:p text:style-name="P20">and not / to lie / although – to be reluctant</text:p>
            <text:p text:style-name="P20"/>
            <text:p text:style-name="P20"/>
            <text:p text:style-name="P20">to adhere – towards him</text:p>
            <text:p text:style-name="P20"/>
            <text:p text:style-name="P20">for – to go,come / to go,come</text:p>
            <text:p text:style-name="P20"/>
            <text:p text:style-name="P20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9">הִנֵּה עֻפְּלָה לֹא־יָשְׁרָה</text:p>
            <text:p text:style-name="P19"><text:s/>נַפְשׁוֹ בּוֹ וְצַדִּיק בֶּאֱמוּנָתוֹ יִחְיֶה</text:p>
          </table:table-cell>
          <table:table-cell table:style-name="表96.B1" office:value-type="string">
            <text:p text:style-name="P20">behold / to swell / not – be straight</text:p>
            <text:p text:style-name="P20"/>
            <text:p text:style-name="P20">his vitality / in him / and just</text:p>
            <text:p text:style-name="P20"/>
            <text:p text:style-name="P20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19">וְאַף כִּי־הַיַּיִן </text:p>
            <text:p text:style-name="P19">בּוֹגֵד גֶּבֶר יָהִיר</text:p>
            <text:p text:style-name="P19"><text:s/>וְלֹא יִנְוֶה אֲשֶׁר </text:p>
            <text:p text:style-name="P19">הִרְחִיב כִּשְׁאוֹל </text:p>
            <text:p text:style-name="P19">נַפְשׁוֹ וְהוּא כַמָּוֶת </text:p>
            <text:p text:style-name="P19"/>
            <text:p text:style-name="P19">וְלֹא יִשְׂבָּע וַיֶּאֱסֹף </text:p>
            <text:p text:style-name="P19">אֵלָיו כָּל־הַגּוֹיִם</text:p>
            <text:p text:style-name="P19"><text:s/>וַיִּקְבֹּץ אֵלָיו</text:p>
            <text:p text:style-name="P19"><text:s/>כָּל־הָעַמִּים</text:p>
          </table:table-cell>
          <table:table-cell table:style-name="表97.B1" office:value-type="string">
            <text:p text:style-name="P20">and also / for – the wine</text:p>
            <text:p text:style-name="P20"/>
            <text:p text:style-name="P20">to pillage / a person / arrogant</text:p>
            <text:p text:style-name="P20"/>
            <text:p text:style-name="P20">and not / to celebrate / who,what</text:p>
            <text:p text:style-name="P20"/>
            <text:p text:style-name="P20">to broaden / like hades</text:p>
            <text:p text:style-name="P20"/>
            <text:p text:style-name="P20">his vitality / and he,she / like hades</text:p>
            <text:p text:style-name="P20"/>
            <text:p text:style-name="P20">and not / to fill / and to take away</text:p>
            <text:p text:style-name="P20"/>
            <text:p text:style-name="P20">among it / all – nations</text:p>
            <text:p text:style-name="P20"/>
            <text:p text:style-name="P20">and to collects / among it</text:p>
            <text:p text:style-name="P20"/>
            <text:p text:style-name="P20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19">הֲלוֹא־אֵלֶּה כֻלָּם </text:p>
            <text:p text:style-name="P19">עָלָיו מָשָׁל יִשָּׂאוּ וּמְלִיצָה חִידוֹת לוֹ וְיֹאמַר הוֹי הַמַּרְבֶּה </text:p>
            <text:p text:style-name="P19">לֹּא־לוֹ עַד־מָתַי</text:p>
            <text:p text:style-name="P19"><text:s/>וּמַכְבִּיד עָלָיו </text:p>
            <text:p text:style-name="P19">עַבְטִיט</text:p>
          </table:table-cell>
          <table:table-cell table:style-name="表98.B1" office:value-type="string">
            <text:p text:style-name="P20">because not – these / all of them</text:p>
            <text:p text:style-name="P20"/>
            <text:p text:style-name="P20">against it / a simile / to lift</text:p>
            <text:p text:style-name="P20"/>
            <text:p text:style-name="P20">and a sat<text:span text:style-name="T7">ire / a puzzle / towards him</text:span></text:p>
            <text:p text:style-name="P21">and to say / oh! / the to increase</text:p>
            <text:p text:style-name="P21"/>
            <text:p text:style-name="P21">not – towards him / as far as – to extend</text:p>
            <text:p text:style-name="P21">and to be heavy / against him</text:p>
            <text:p text:style-name="P21"/>
            <text:p text:style-name="P21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19">הֲלוֹא פֶתַע יָקוּמוּ </text:p>
            <text:p text:style-name="P19">נֹשְׁכֶי</text:p>
            <text:p text:style-name="P19">#</text:p>
            <text:p text:style-name="P19">וְיִקְצוּ מְזַעְזְעֶי</text:p>
            <text:p text:style-name="P19">#</text:p>
            <text:p text:style-name="P19">וְהָיִיתָ לִמְשִׁסּוֹת </text:p>
            <text:p text:style-name="P19">לָמוֹ</text:p>
          </table:table-cell>
          <table:table-cell table:style-name="表99.B1" office:value-type="string">
            <text:p text:style-name="P20">when not/ quickly / to rise</text:p>
            <text:p text:style-name="P20"/>
            <text:p text:style-name="P20">to oppress thee</text:p>
            <text:p text:style-name="P20"/>
            <text:p text:style-name="P20"/>
            <text:p text:style-name="P20">and to awake / to agitate thee</text:p>
            <text:p text:style-name="P20"/>
            <text:p text:style-name="P20"/>
            <text:p text:style-name="P20"/>
            <text:p text:style-name="P20">and to become / in,for plunder</text:p>
            <text:p text:style-name="P20"/>
            <text:p text:style-name="P20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19">כִּי אַתָּה שַׁלּוֹתָ גּוֹיִם רַבִּים</text:p>
            <text:p text:style-name="P19"><text:s/>יְשָׁלּוּ</text:p>
            <text:p text:style-name="P19">#</text:p>
            <text:p text:style-name="P19">כָּל־יֶתֶר עַמִּים מִדְּמֵי</text:p>
            <text:p text:style-name="P19"/>
            <text:p text:style-name="P19"><text:s/>אָדָם וַחֲמַס־אֶרֶץ </text:p>
            <text:p text:style-name="P19"/>
            <text:p text:style-name="P19">קִרְיָה וְכָל־יֹשְׁבֵי בָהּ פ</text:p>
          </table:table-cell>
          <table:table-cell table:style-name="表100.B1" office:value-type="string">
            <text:p text:style-name="P20">for / thou / to plunder / many nations</text:p>
            <text:p text:style-name="P20"/>
            <text:p text:style-name="P20"/>
            <text:p text:style-name="P20">and to plunde thee</text:p>
            <text:p text:style-name="P20"/>
            <text:p text:style-name="P20"/>
            <text:p text:style-name="P20"/>
            <text:p text:style-name="P20">all remainder / flocks / out of bloodshed</text:p>
            <text:p text:style-name="P20"/>
            <text:p text:style-name="P20"/>
            <text:p text:style-name="P20">mankind / and violence of the land</text:p>
            <text:p text:style-name="P20"/>
            <text:p text:style-name="P20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19">הוֹי בֹּצֵעַ בֶּצַע רָע</text:p>
            <text:p text:style-name="P19"><text:s/>לְבֵיתוֹ לָשׂוּם </text:p>
            <text:p text:style-name="P19"><text:soft-page-break/>בַּמָּרוֹם קִנּוֹ </text:p>
            <text:p text:style-name="P19">לְהִנָּצֵל מִכַּף־רָע</text:p>
          </table:table-cell>
          <table:table-cell table:style-name="表101.B1" office:value-type="string">
            <text:p text:style-name="P20">oh! / to plunder / gain / evil</text:p>
            <text:p text:style-name="P20"/>
            <text:p text:style-name="P20"/>
            <text:p text:style-name="P20">to his house / towards to put</text:p>
            <text:p text:style-name="P20"><text:soft-page-break/>at altitude / his dwelling</text:p>
            <text:p text:style-name="P20"/>
            <text:p text:style-name="P20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>@@@</text:p>
      <text:p text:style-name="P5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19">יָעַצְתָּ בֹּשֶׁת לְבֵיתֶ</text:p>
            <text:p text:style-name="P19">**</text:p>
            <text:p text:style-name="P19">קְצוֹת־עַמִּים רַבִּים וְחוֹטֵא נַפְשֶׁ</text:p>
            <text:p text:style-name="P19">**</text:p>
          </table:table-cell>
          <table:table-cell table:style-name="表102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19">כִּי־אֶבֶן מִקִּיר תִּזְעָק וְכָפִיס מֵעֵץ יַעֲנֶנָּה פ</text:p>
          </table:table-cell>
          <table:table-cell table:style-name="表103.B1" office:value-type="string">
            <text:p text:style-name="P20"/>
          </table:table-cell>
        </table:table-row>
      </table:table>
      <text:p text:style-name="P12"><text:span text:style-name="T3"/></text:p>
      <text:p text:style-name="P12"><text:soft-page-break/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19">הוֹי בֹּנֶה עִיר בְּדָמִים וְכוֹנֵן קִרְיָה בְּעַוְלָה</text:p>
          </table:table-cell>
          <table:table-cell table:style-name="表104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6"/>
      <text:p text:style-name="P11"><text:soft-page-break/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4674704021431832843" text:style-name="L2">
        <text:list-item>
          <text:p text:style-name="P22">time label ==&gt; paste</text:p>
        </text:list-item>
        <text:list-item>
          <text:p text:style-name="P22">“@@@” ==&gt; move to → at the bottom of the doc area</text:p>
        </text:list-item>
        <text:list-item>
          <text:p text:style-name="P22">DUP : template</text:p>
        </text:list-item>
        <text:list-item>
          <text:p text:style-name="P22">close</text:p>
          <text:list>
            <text:list-item>
              <text:p text:style-name="P22">web pages</text:p>
            </text:list-item>
            <text:list-item>
              <text:p text:style-name="P22">sheet file</text:p>
            </text:list-item>
            <text:list-item>
              <text:p text:style-name="P22">folders (if any)</text:p>
            </text:list-item>
            <text:list-item>
              <text:p text:style-name="P22"><text:soft-page-break/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01T13:51:32.86</dc:date>
    <dc:creator>iwabuchi ken</dc:creator>
    <meta:editing-duration>P3DT12H24M23S</meta:editing-duration>
    <meta:editing-cycles>163</meta:editing-cycles>
    <meta:generator>OpenOffice/4.1.3$Win32 OpenOffice.org_project/413m1$Build-9783</meta:generator>
    <meta:document-statistic meta:table-count="108" meta:image-count="0" meta:object-count="0" meta:page-count="53" meta:paragraph-count="1299" meta:word-count="5006" meta:character-count="29533"/>
  </office:meta>
</office:document-meta>
</file>